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KacstLetter" svg:font-family="KacstLetter" style:font-pitch="variable"/>
    <style:font-face style:name="KacstNaskh" svg:font-family="KacstNaskh" style:font-pitch="variable"/>
    <style:font-face style:name="KacstOne" svg:font-family="KacstOne" style:font-pitch="variable"/>
    <style:font-face style:name="KacstPen" svg:font-family="KacstPen" style:font-pitch="variable"/>
    <style:font-face style:name="aakar" svg:font-family="aakar" style:font-pitch="variable"/>
    <style:font-face style:name="Arial" svg:font-family="Arial" style:font-family-generic="roman" style:font-pitch="variable"/>
    <style:font-face style:name="Droid Arabic Naskh" svg:font-family="'Droid Arabic Naskh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Arial1" svg:font-family="Arial" style:font-family-generic="system" style:font-pitch="variable"/>
    <style:font-face style:name="Droid Arabic Naskh1" svg:font-family="'Droid Arabic Naskh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variant="normal" fo:text-transform="none" fo:color="#000000" style:font-name="KacstOne" fo:font-size="12pt" fo:letter-spacing="normal" officeooo:rsid="00b8805d" officeooo:paragraph-rsid="00104075" style:font-size-asian="12pt" style:font-name-complex="KacstOne" style:font-size-complex="12pt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000000" style:font-name="KacstOne" fo:font-size="12pt" fo:letter-spacing="normal" officeooo:rsid="00b8805d" officeooo:paragraph-rsid="00eb5c7f" style:font-size-asian="12pt" style:font-name-complex="KacstOne" style:font-size-complex="12pt" style:font-style-complex="normal" style:font-weight-complex="normal"/>
    </style:style>
    <style:style style:name="T1" style:family="text">
      <style:text-properties officeooo:rsid="00e384c6"/>
    </style:style>
    <style:style style:name="T2" style:family="text">
      <style:text-properties officeooo:rsid="00eb5c7f"/>
    </style:style>
    <style:style style:name="T3" style:family="text">
      <style:text-properties officeooo:rsid="00ed2a9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1 <text:s/>- <text:s/>بَيْتٌ: rumah</text:p>
      <text:p text:style-name="P1">2 <text:s/>- <text:s/>مَسْجِدٌ: masjid</text:p>
      <text:p text:style-name="P1">3 <text:s/>- <text:s/>بَابٌ: pintu</text:p>
      <text:p text:style-name="P1">4 <text:s/>- <text:s/>كِتَابٌ: buku bacaan</text:p>
      <text:p text:style-name="P1">5 <text:s/>- <text:s/>قَلَمٌ: pena</text:p>
      <text:p text:style-name="P1">6 <text:s/>- <text:s/>مِفْتاحٌ: kunci</text:p>
      <text:p text:style-name="P1">7 <text:s/>- <text:s/>مَكْتَبٌ: meja</text:p>
      <text:p text:style-name="P1">8 <text:s/>- <text:s/>سَرِيرٌ: ranjang</text:p>
      <text:p text:style-name="P1">9 <text:s/>- <text:s/>كُرْسِيٌّ: kursi</text:p>
      <text:p text:style-name="P1">10 <text:s/>- <text:s/>قَمِيصٌ: baju</text:p>
      <text:p text:style-name="P1">11 <text:s/>- <text:s/>مَطْبَخٌ: dapur</text:p>
      <text:p text:style-name="P1">12 <text:s/>- <text:s/>حَمَّامٌ: kamar mandi</text:p>
      <text:p text:style-name="P1">13 <text:s/>- <text:s/>فَصْلٌ: kelas</text:p>
      <text:p text:style-name="P1">14 <text:s/>- <text:s/>مَيْدَانٌ: lapangan</text:p>
      <text:p text:style-name="P1">15 <text:s/>- <text:s/>مُجَفَّفٌ: jemuran</text:p>
      <text:p text:style-name="P1">16 <text:s/>- <text:s/>مُمَرِّضٌ: perawat</text:p>
      <text:p text:style-name="P1">17 <text:s/>- <text:s/>مُؤَذِّنٌ: pengazan</text:p>
      <text:p text:style-name="P1">18 <text:s/>- <text:s/>حَدِيقَةٌ: kebun</text:p>
      <text:p text:style-name="P1">19 <text:s/>- <text:s/>بَطَّةٌ: itik betina</text:p>
      <text:p text:style-name="P1">20 <text:s/>- <text:s/>بَيْضَةٌ: telur</text:p>
      <text:p text:style-name="P1">21 <text:s/>- <text:s/>لُغَةٌ: bahasa</text:p>
      <text:p text:style-name="P1">22 <text:s/>- <text:s/>طَائِرٌ: burung</text:p>
      <text:p text:style-name="P1">23 <text:s/>- <text:s/>غَضْبانُ: pemarah</text:p>
      <text:p text:style-name="P1">24 <text:s/>- <text:s/>كَسْلانُ: pemalas</text:p>
      <text:p text:style-name="P1">25 <text:s/>- <text:s/>حَخَرٌ: batu</text:p>
      <text:p text:style-name="P1">26 <text:s/>- <text:s/>سُكَّرٌ: gula</text:p>
      <text:p text:style-name="P1">27 <text:s/>- <text:s/>كُوبٌ: gelas</text:p>
      <text:p text:style-name="P1">28 <text:s/>- <text:s/>لَبَنٌ: susu</text:p>
      <text:p text:style-name="P1">29 <text:s/>- <text:s/>لَذِيذٌ: lezat</text:p>
      <text:p text:style-name="P1">30 <text:s/>- <text:s/>بَارِدٌ: dingin</text:p>
      <text:p text:style-name="P1">31 <text:s/>- <text:s/>حَارٌّ: panas</text:p>
      <text:p text:style-name="P1">32 <text:s/>- <text:s/>جَمِيلٌ: indah / bagus</text:p>
      <text:p text:style-name="P1">33 <text:s/>- <text:s/>قَبِيحٌ: jelek</text:p>
      <text:p text:style-name="P1">34 <text:s/>- <text:s/>قَوِيٌّ: kuat</text:p>
      <text:p text:style-name="P1">35 <text:s/>- <text:s/>قَرِيبٌ: dekat</text:p>
      <text:p text:style-name="P1">36 <text:s/>- <text:s/>بَعِيدٌ: jauh</text:p>
      <text:p text:style-name="P1">37 <text:s/>- <text:s/>طَوِيلٌ: panjang</text:p>
      <text:p text:style-name="P1">38 <text:s/>- <text:s/>قَصِيرٌ: pendek</text:p>
      <text:p text:style-name="P1">39 <text:s/>- <text:s/>مَكْسُورٌ: patah</text:p>
      <text:p text:style-name="P1">40 <text:s/>- <text:s/>ثَلَّاجَةٌ: kulkas</text:p>
      <text:p text:style-name="P1">41 <text:s/>- <text:s/>مِلْعَقَةٌ: sendok</text:p>
      <text:p text:style-name="P1">42 <text:s/>- <text:s/>وِسَادَةٌ: bantal</text:p>
      <text:p text:style-name="P1">43 <text:s/>- <text:s/>خِزَانَةٌ: lemari</text:p>
      <text:p text:style-name="P1">44 <text:s/>- <text:s/>نَافِذَةٌ: jendela</text:p>
      <text:p text:style-name="P1">45 <text:s/>- <text:s/>سَاعَةٌ: jam</text:p>
      <text:p text:style-name="P1">46 <text:s/>- <text:s/>جِدَارٌ: dinding</text:p>
      <text:p text:style-name="P1">47 <text:s/>- <text:s/>مِكْوَاةٌ: setrika</text:p>
      <text:p text:style-name="P1">48 <text:s/>- <text:s/>دَرَّاجَةٌ: sepeda/motor</text:p>
      <text:p text:style-name="P1">49 <text:s/>- <text:s/>دَجَّاجَةٌ: ayam betina</text:p>
      <text:p text:style-name="P1">50 <text:s/>- <text:s/>زُبالَةٌ: sampah</text:p>
      <text:p text:style-name="P1">51 <text:s/>- <text:s/>مَزْبَلَةٌ: tempat sampah</text:p>
      <text:p text:style-name="P1">52 <text:s/>- <text:s/>مِكْنَسَةٌ: sapu</text:p>
      <text:p text:style-name="P1">53 <text:s/>- <text:s/>مِمْسَحَةٌ: penghapus</text:p>
      <text:p text:style-name="P1">54 <text:s/>- <text:s/>مِجْرَفَةٌ: sekop</text:p>
      <text:p text:style-name="P1">55 <text:s/>- <text:s/>رَأْسٌ: kepala</text:p>
      <text:p text:style-name="P1">56 <text:s/>- <text:s/>شَعْرٌ: rambut</text:p>
      <text:p text:style-name="P1">57 <text:s/>- <text:s/>رِجْلٌ: kaki</text:p>
      <text:p text:style-name="P1">58 <text:s/>- <text:s/>عَيْنٌ: mata</text:p>
      <text:p text:style-name="P1">59 <text:s/>- <text:s/>أَنْفٌ: hidung</text:p>
      <text:p text:style-name="P1">60 <text:s/>- <text:s/>أُذُنٌ: telinga</text:p>
      <text:p text:style-name="P1">61 <text:s/>- <text:s/>بَطْنٌ: perut</text:p>
      <text:p text:style-name="P1">62 <text:s/>- <text:s/>فَمٌ: mulut</text:p>
      <text:p text:style-name="P1">63 <text:s/>- <text:s/>لِسانٌ: lidah</text:p>
      <text:p text:style-name="P1">64 <text:s/>- <text:s/>سِنٌّ: gigi</text:p>
      <text:p text:style-name="P1">65 <text:s/>- <text:s/>ظَهْرٌ: punggung</text:p>
      <text:p text:style-name="P1">66 <text:s/>- <text:s/>شَفَةٌ: bibir</text:p>
      <text:p text:style-name="P1">67 <text:s/>- <text:s/>صَدْرٌ: dada</text:p>
      <text:p text:style-name="P1">68 <text:s/>- <text:s/>يَدٌ: tangan</text:p>
      <text:p text:style-name="P1">69 <text:s/>- <text:s/>إصْبَعٌ: jari</text:p>
      <text:p text:style-name="P1">70 <text:s/>- <text:s/>جَلَسَ -يَجْلِسُ: duduk</text:p>
      <text:p text:style-name="P1">71 <text:s/>- <text:s/>دَخَلَ -يَدْخُلُ: masuk</text:p>
      <text:p text:style-name="P1">72 <text:s/>- <text:s/>طَبَخَ - يَطْبَخُ: memasak</text:p>
      <text:p text:style-name="P1">73 <text:s/>- <text:s/>لَعِبَ - يَلْعَبُ: bermain</text:p>
      <text:p text:style-name="P1">74 <text:s/>- <text:s/>أَكَلَ - يَأكُلُ: makan</text:p>
      <text:p text:style-name="P1">75 <text:s/>- <text:s/>شَرِبَ - يَشْرَبُ: minum</text:p>
      <text:p text:style-name="P1">76 <text:s/>- <text:s/>نَامَ - يَنَامُ: tidur</text:p>
      <text:p text:style-name="P1">77 <text:s/>- <text:s/>قَامَ - يَقُومُ: bangkit</text:p>
      <text:p text:style-name="P1">78 <text:s/>- <text:s/>ضَرَبَ - يَضْرَبُ: memukul</text:p>
      <text:p text:style-name="P1">79 <text:s/>- <text:s/>اِشْتَرَى – يَشْتَرِي: membeli</text:p>
      <text:p text:style-name="P1"><text:soft-page-break/>80 <text:s/>- <text:s/>غَسَلَ - يَغْسِلُ: mencuci</text:p>
      <text:p text:style-name="P1">81 <text:s/>- <text:s/>اِغْتَسَلَ - يَغْتَسِلُ: mandi</text:p>
      <text:p text:style-name="P1">82 <text:s/>- <text:s/>مَسَحَ - يَمْسَحُ: mengusap</text:p>
      <text:p text:style-name="P1">83 <text:s/>- <text:s/>أخَذَ <text:s/>- يَأخُذُ: mengambil</text:p>
      <text:p text:style-name="P1">84 <text:s/>- <text:s/>وَضَعَ - يَضَعُ: meletakkan</text:p>
      <text:p text:style-name="P1">85 <text:s/>- <text:s/>سَتَرَ - يَسْتُرُ: menutup</text:p>
      <text:p text:style-name="P1">86 <text:s/>- <text:s/>قَطَفَ - يَقْطِفُ: memetik</text:p>
      <text:p text:style-name="P1">87 <text:s/>- <text:s/>اِسْتَعْمَلَ - يَسْتَعْمِلُ: memakai</text:p>
      <text:p text:style-name="P1">88 <text:s/>- <text:s/>لَبِسَ - يَلْبَسُ: memakai (baju)</text:p>
      <text:p text:style-name="P2">89 <text:s/>- <text:s/>جَفَّفَ - يُجَفِّفُ: menjemur / me<text:span text:style-name="T2">n</text:span>g-</text:p>
      <text:p text:style-name="P2"><text:tab/>eringkan</text:p>
      <text:p text:style-name="P1">90 <text:s/>- <text:s/>طَوَى – يَطْوِي: melipat</text:p>
      <text:p text:style-name="P1">91 <text:s/>- <text:s/>ضَحِكَ - يَضْحَكُ: tertawa</text:p>
      <text:p text:style-name="P1">92 <text:s/>- <text:s/>بَكَى – يَبْكِي: menangis</text:p>
      <text:p text:style-name="P1">93 <text:s/>- <text:s/>بَقِيَ - يَبْقِي: tersisa</text:p>
      <text:p text:style-name="P1">94 <text:s/>- <text:s/>دَلَّكَ - يُدَلِّكُ: memijat</text:p>
      <text:p text:style-name="P1">95 <text:s/>- <text:s/>جَرَى – يَجْرِي: berlari</text:p>
      <text:p text:style-name="P1">96 <text:s/>- <text:s/>مَشَى – يَمْشِي: berjalan</text:p>
      <text:p text:style-name="P1">97 <text:s/>- <text:s/>مَزَحَ - يَمْزَحُ: bercanda</text:p>
      <text:p text:style-name="P1">98 <text:s/>- <text:s/>عَلَّقَ - يُعَلِّقُ: menggantungkan</text:p>
      <text:p text:style-name="P1">99 <text:s/>- <text:s/>فَرِحَ - يَفْرَحُ: senang</text:p>
      <text:p text:style-name="P1">100 <text:s/>- <text:s/>حَزِنَ - يَحْزَنُ: sedih</text:p>
      <text:p text:style-name="P1">101 <text:s/>- <text:s/>مَرِضَ - يَمْرَضُ: sakit</text:p>
      <text:p text:style-name="P1">102 <text:s/>- <text:s/>رَمَى – يَرْمِي: membuang / <text:tab/>melem<text:tab/>par</text:p>
      <text:p text:style-name="P1">103 <text:s/>- <text:s/>مَفْقُودٌ: hilang</text:p>
      <text:p text:style-name="P1">104 <text:s/>- <text:s/>رَاجَعَ - يُرَاجِعُ: mengulang <text:tab/><text:tab/>pelajaran</text:p>
      <text:p text:style-name="P1">105 <text:s/>- <text:s/>حَفِظَ - يَحْفَظُ: menghafal</text:p>
      <text:p text:style-name="P1">106 <text:s/>- <text:s/>رِيَاضِيَّاتٌ: matematika</text:p>
      <text:p text:style-name="P1">107 <text:s/>- <text:s/>رِيَاضَةٌ: olahraga</text:p>
      <text:p text:style-name="P1">108 <text:s/>- <text:s/>سَمَّعَ - يُسَمِّعُ: memperdengarkan / <text:tab/>menyetor hafalan</text:p>
      <text:p text:style-name="P1">109 <text:s/>- <text:s/>حَمَلَ - يَحْمِلُ: membawa</text:p>
      <text:p text:style-name="P1">110 <text:s/>- <text:s/>رَفَسَ - يَرْفُسُ: menendang</text:p>
      <text:p text:style-name="P1">111 <text:s/>- <text:s/>فَتَحَ - يَفْتَحُ: membuka</text:p>
      <text:p text:style-name="P1">112 <text:s/>- <text:s/>أغْلَقَ - يُغْلِقُ: menutup</text:p>
      <text:p text:style-name="P1">113 <text:s/>- <text:s/>أشْعَلَ - يُشْعِلُ: menyalakan</text:p>
      <text:p text:style-name="P1">114 <text:s/>- <text:s/>أطْفَأَ - يُطْفِئُ: mematikan</text:p>
      <text:p text:style-name="P1">115 <text:s/>- <text:s/>قَطَعَ - يَقْطَعُ: memotong</text:p>
      <text:p text:style-name="P1">116 <text:s/>- <text:s/>سَاعَدَ - يُسَاعِدُ: menolong</text:p>
      <text:p text:style-name="P1">117 <text:s/>- <text:s/>بَدَّلَ - يُبَدِّلُ: mengganti</text:p>
      <text:p text:style-name="P1">118 <text:s/>- <text:s/>رَفَعَ - يَرْفَعُ: mengangkat</text:p>
      <text:p text:style-name="P1">119 <text:s/>- <text:s/>رَبَطَ - يَرْبِطُ: mengikat</text:p>
      <text:p text:style-name="P1">120 <text:s/>- <text:s/>حَبْلٌ: tali</text:p>
      <text:p text:style-name="P1">121 <text:s/>- <text:s/>رَائِحَةٌ: aroma</text:p>
      <text:p text:style-name="P1">122 <text:s/>- <text:s/>زَحْزَحَ - يُزَحْزِحُ: bergeser</text:p>
      <text:p text:style-name="P1">123 <text:s/>- <text:s/>مُوقِدٌ: kompor</text:p>
      <text:p text:style-name="P1">124 <text:s/>- <text:s/>طَبْقٌ: nampan</text:p>
      <text:p text:style-name="P1">125 <text:s/>- <text:s/>سِكِّينٌ: pisau</text:p>
      <text:p text:style-name="P1">126 <text:s/>- <text:s/>بَصَلٌ: bawang merah</text:p>
      <text:p text:style-name="P1">127 <text:s/>- <text:s/>ثَومٌ: bawang putih</text:p>
      <text:p text:style-name="P1">128 <text:s/>- <text:s/>مِقْلاةُ: kuwali</text:p>
      <text:p text:style-name="P1">129 <text:s/>- <text:s/>زَيْتٌ: minyak</text:p>
      <text:p text:style-name="P1">130 <text:s/>- <text:s/>إبْرِيقٌ: ceret</text:p>
      <text:p text:style-name="P1">131 <text:s/>- <text:s/>قَارُورَةٌ: botol</text:p>
      <text:p text:style-name="P1">132 <text:s/>- <text:s/>كُرْكُمٌ: kunyit</text:p>
      <text:p text:style-name="P1">133 <text:s/>- <text:s/>زَنْجَبِيلٌ: jahe</text:p>
      <text:p text:style-name="P1">134 <text:s/>- <text:s/>مِخْلاطٌ: blender</text:p>
      <text:p text:style-name="P1">135 <text:s/>- <text:s/>بَطَاطِسُ: kentang</text:p>
      <text:p text:style-name="P1">136 <text:s/>- <text:s/>خِيَّارٌ: mentimun</text:p>
      <text:p text:style-name="P1">137 <text:s/>- <text:s/>بَاذِنْجَانٌ: terong</text:p>
      <text:p text:style-name="P1">138 <text:s/>- <text:s/>صَنَعَ - يَصْنَعُ: membuat</text:p>
      <text:p text:style-name="P1"/>
      <text:p text:style-name="P1"/>
      <text:p text:style-name="P1"/>
      <text:p text:style-name="P1">---------------الألوان---------------</text:p>
      <text:p text:style-name="P1">139 <text:s/>- <text:s/>أسْوَدُ - سَوْداءُ: hitam</text:p>
      <text:p text:style-name="P1">140 <text:s/>- <text:s/>أبْيَضُ - بَيْضَاء: putih</text:p>
      <text:p text:style-name="P1">141 <text:s/>- <text:s/>أصْفَرُ - صَفْرَاءُ: kuning</text:p>
      <text:p text:style-name="P1">142 <text:s/>- <text:s/>أخْضَرُ - خَضْرَاءُ: hijau</text:p>
      <text:p text:style-name="P1">143 <text:s/>- <text:s/>أحْمَرُ - حَمْرَاءُ: merah</text:p>
      <text:p text:style-name="P1">144 <text:s/>- <text:s/>أزْرَقُ - زَرْقَاءُ: biru</text:p>
      <text:p text:style-name="P1">145 <text:s/>- <text:s/>بُنِّيٌّ - بُنِّيَّةٌ: cokelat</text:p>
      <text:p text:style-name="P1">146 <text:s/>- <text:s/>بُرْتُقَالِيُّ - بُرْتُقَالِيَّةٌ: oranye</text:p>
      <text:p text:style-name="P1">147 <text:s/>- <text:s/>فَارَنْقُلِيٌّ - فَارَنْقُلِيَّةٌ: pink</text:p>
      <text:p text:style-name="P1">148 <text:s/>- <text:s/>أرْجُوَانِيٌّ - أرْجُوَانِيَّةٌ: ungu</text:p>
      <text:p text:style-name="P1">149 <text:s/>- <text:s/>بَاجٌ: abu-abu</text:p>
      <text:p text:style-name="P1">--------------------------------------</text:p>
      <text:p text:style-name="P1">150 <text:s/>- <text:s/>بَاعَ - يَبِيعُ: menjual</text:p>
      <text:p text:style-name="P1"><text:soft-page-break/>151 <text:s/>- <text:s/>احْتَرمَ - يَحْتَرِمَ: menghormati</text:p>
      <text:p text:style-name="P1">152 <text:s/>- <text:s/>طَابُورٌ: antrian</text:p>
      <text:p text:style-name="P1">153 <text:s/>- <text:s/>مِلْحٌ: garam</text:p>
      <text:p text:style-name="P1">154 <text:s/>- <text:s/>ظَنَّ - يَظُنُّ: mengira</text:p>
      <text:p text:style-name="P1">155 <text:s/>- <text:s text:c="2"/>أرْسَلَ - يُرْسِلُ إلَى: mengirim</text:p>
      <text:p text:style-name="P1">156 <text:s/>- <text:s/>افْتَقَرَ - يَفْتَقِرُ إلَى: membutuhkan</text:p>
      <text:p text:style-name="P1">157 <text:s/>- <text:s/>نَظَرَ - يَنْظُرُ إلى: melihat</text:p>
      <text:p text:style-name="P1">158 <text:s/>- <text:s/>بَحَثَ – يَبْحَثَ عَنْ: mencari</text:p>
      <text:p text:style-name="P1">159 <text:s/>- <text:s/>بَحَثَ - يَبْحَثُ فِى: membahas</text:p>
      <text:p text:style-name="P1">160 <text:s/>- <text:s/>اِنْتَهَى – يَنْتَهِى مِنْ: selesai</text:p>
      <text:p text:style-name="P1">161 <text:s/>- <text:s/>اِشْتَاق – يَشْتَاق إِلَى: rindu</text:p>
      <text:p text:style-name="P1">162 <text:s/>- <text:s/>...اِسْتَوعَبَ - يَسْتَوْعِبُ بِـ: <text:tab/><text:tab/><text:tab/>menampung</text:p>
      <text:p text:style-name="P1">163 <text:s/>- <text:s/>رَغِبَ - يَرْغَبُ فِي: mencintai</text:p>
      <text:p text:style-name="P1">164 <text:s/>- <text:s/>رَغِبَ - يَرْغَبُ عَنْ: membenci</text:p>
      <text:p text:style-name="P1">165 <text:s/>- <text:s/>دَعَا – يَدْعُو لِـ : berdoa kebaikan </text:p>
      <text:p text:style-name="P1"><text:tab/><text:tab/>untuk seseorang</text:p>
      <text:p text:style-name="P1">166 <text:s/>- <text:s/>دَعَا – يَدْعُو عَلَى: berdoa <text:tab/><text:tab/><text:tab/><text:tab/>keburukan untuk <text:tab/><text:tab/><text:tab/><text:tab/>seseorang</text:p>
      <text:p text:style-name="P1">167 <text:s/>- <text:s/>تَرَكَ - يَتْرُكُ: meninggalkan</text:p>
      <text:p text:style-name="P1">168 <text:s/>- <text:s/>قَلَى – يَقْلِي: menggoreng</text:p>
      <text:p text:style-name="P1">169 <text:s/>- <text:s/>سَلَقَ - يَسْلِقُ: merebus</text:p>
      <text:p text:style-name="P1">170 <text:s/>- <text:s/>تَجَادَلَ - يَتَجَادَلُ: bertengkar <text:tab/><text:tab/>(mulut)</text:p>
      <text:p text:style-name="P1">171 <text:s/>- <text:s/>..اِتَّصَلَ - يَتَّصِلُ بِـ: menelfon</text:p>
      <text:p text:style-name="P1">172 <text:s/>- <text:s/>تَخَاصَمَ - يَتَخَاصَمُ: bertengkar <text:tab/><text:tab/><text:tab/><text:tab/><text:tab/>(fisik)</text:p>
      <text:p text:style-name="P1">173 <text:s/>- <text:s/>وَزَّعَ - يُوَزِّعُ: membagikan</text:p>
      <text:p text:style-name="P1">174 <text:s/>- <text:s/>تَأخَّرَ - يَتَأَخَّرُ: terlambat</text:p>
      <text:p text:style-name="P1">175 <text:s/>- <text:s/>مِشْجَبٌ: hanger</text:p>
      <text:p text:style-name="P1">176 <text:s/>- <text:s/>ألْفٌ (ج) آلافٌ: seribu</text:p>
      <text:p text:style-name="P1">177 <text:s/>- <text:s/>دَفَعَ - يَدْفَعُ: membayar</text:p>
      <text:p text:style-name="P1">178 <text:s/>- <text:s/>اِنْتَظَرَ - يَنْتَظِرُ: menunggu</text:p>
      <text:p text:style-name="P1">179 <text:s/>- <text:s/>أصَابَ - يُصِيبُ: mengenai</text:p>
      <text:p text:style-name="P1">180 <text:s/>- <text:s/>مَارَسَ - يُمَارِسُ: mempraktekkan</text:p>
      <text:p text:style-name="P1">181 <text:s/>- <text:s/>جَرَّبَ - يُجَرِّبُ: mencoba</text:p>
      <text:p text:style-name="P1">182 <text:s/>- <text:s/>أَنْهَى – يُنْهِى: menghabiskan</text:p>
      <text:p text:style-name="P1">183 <text:s/>- <text:s/>سَقَطَ - يَسْقُطُ: jatuh</text:p>
      <text:p text:style-name="P1">184 <text:s/>- <text:s/>بَعُوضَةٌ: nyamuk</text:p>
      <text:p text:style-name="P1">185 <text:s/>- <text:s/>وَجَدَ - يَجِدُ: mendapatkan</text:p>
      <text:p text:style-name="P1">186 <text:s/>- <text:s/>ذُبَابٌ: lalat</text:p>
      <text:p text:style-name="P1">187 <text:s/>- <text:s/>طَاجِنٌ: kuali</text:p>
      <text:p text:style-name="P1">188 <text:s/>- <text:s/>أيْقَظَ - يُوقِظُ: membangunkan</text:p>
      <text:p text:style-name="P1">189 <text:s/>- <text:s/>اِقْتِطَاعٌ: diskon</text:p>
      <text:p text:style-name="P1">190 <text:s/>- <text:s/>أخْبَرَ - يُخْبِرُ: mengabarkan</text:p>
      <text:p text:style-name="P1">191 <text:s/>- <text:s/>رَائِحَةٌ: aroma</text:p>
      <text:p text:style-name="P1">192 <text:s/>- <text:s/>عَطِيرٌ: harum</text:p>
      <text:p text:style-name="P1">193 <text:s/>- <text:s/>عَفِينٌ: bau</text:p>
      <text:p text:style-name="P1">194 <text:s/>- <text:s/>فَازَ - يَفُوزُ: menang</text:p>
      <text:p text:style-name="P1">195 <text:s/>- <text:s/>مُبَارَةٌ / مُسَابَقَةٌ: perlombaan</text:p>
      <text:p text:style-name="P1">196 <text:s/>- <text:s/>أدْمَنُ - يُدْمِنُ: kecanduan</text:p>
      <text:p text:style-name="P1">197 <text:s/>- <text:s/>حَكَّ - يَحُكُّ: menggaruk</text:p>
      <text:p text:style-name="P1">198 <text:s/>- <text:s/>لَحْظَةٌ: sebentar </text:p>
      <text:p text:style-name="P1">199 <text:s/>- <text:s/>عَادَةٌ: kebiasaan / adat</text:p>
      <text:p text:style-name="P1">200 <text:s/>- <text:s/>رَشَّاشٌ: semprotan</text:p>
      <text:p text:style-name="P1">201 <text:s/>- <text:s/>سَخِّنَ - يُسَخِّنُ: memanaskan</text:p>
      <text:p text:style-name="P1">202 <text:s/>- <text:s/>كُمَّامٌ / كِمَامٌ: masker</text:p>
      <text:p text:style-name="P1">203 <text:s/>- <text:s/>نَاتِجَةٌ: nilai / hasil</text:p>
      <text:p text:style-name="P1">204 <text:s/>- <text:s/>حَنَفَيَّةٌ: kran</text:p>
      <text:p text:style-name="P1">205 <text:s/>- <text:s text:c="2"/>مَا زَالَ - لا يَزَالُ: masih</text:p>
      <text:p text:style-name="P1">206 <text:s/>- <text:s/>خَلَّطَ - يُخَلِّطُ: mencapur</text:p>
      <text:p text:style-name="P1">207 <text:s/>- <text:s/>خَلَّاطٌ: blender</text:p>
      <text:p text:style-name="P1">208 <text:s/>- <text:s/>خَزَّنَ - يُخَزِّنُ: menabung</text:p>
      <text:p text:style-name="P1">209 <text:s/>- <text:s/>أصْلَحَ - يُصْلِحُ: memperbaiki</text:p>
      <text:p text:style-name="P1">210 <text:s/>- <text:s/>مُذَكِّرَةٌ: catatan</text:p>
      <text:p text:style-name="P1">211 <text:s/>- <text:s/>مُلَخَّصٌ: ringkasan</text:p>
      <text:p text:style-name="P1">212 <text:s/>- <text:s/>أطْلَقَ - يُطْلِقُ: melepaskan</text:p>
      <text:p text:style-name="P1">213 <text:s/>- <text:s/>دَفَقَ - يَدْفُقُ: menumpahkan</text:p>
      <text:p text:style-name="P1">214 <text:s/>- <text:s/>مُنَبِّهٌ: alarm</text:p>
      <text:p text:style-name="P1">215 <text:s/>- <text:s/>أرْجَعَ - يُرْجِعُ: mengembalikan</text:p>
      <text:p text:style-name="P1">216 <text:s/>- <text:s/>مَلَفٌّ: map</text:p>
      <text:p text:style-name="P1">217 <text:s/>- <text:s/>خَرِيطَةٌ: peta</text:p>
      <text:p text:style-name="P1">218 <text:s/>- <text:s/>مِقَصٌّ: gunting</text:p>
      <text:p text:style-name="P1">219 <text:s/>- <text:s/>جَرَّ - يَجُرُّ: menarik</text:p>
      <text:p text:style-name="P1">220 <text:s/>- <text:s/>مَدَّ - يَمُدُّ: mengulurkan</text:p>
      <text:p text:style-name="P1">221 <text:s/>- <text:s/>بَلَّلَ - يُبَلِّلُ: membasahi</text:p>
      <text:p text:style-name="P1">222 <text:s/>- <text:s/>مُبَلَّلٌ / مَبْلُولٌ: basah</text:p>
      <text:p text:style-name="P1">223 <text:s/>- <text:s/>مَجَّانٌ: gratis</text:p>
      <text:p text:style-name="P1"/>
      <text:p text:style-name="P1"><text:soft-page-break/>224 <text:s/>- <text:s/>نَسَخَ - يَنْسَخُ: menyalin / meng-<text:tab/><text:tab/>copy</text:p>
      <text:p text:style-name="P1">225 <text:s/>- <text:s/>أجْبَرَ - يُجْبِرُ: memaksa</text:p>
      <text:p text:style-name="P1">226 <text:s/>- <text:s/>نَقَعَ - يَنْقَعُ: merendam</text:p>
      <text:p text:style-name="P1">227 <text:s/>- <text:s/>طَحَنَ - يَطْحَنُ: menggiling</text:p>
      <text:p text:style-name="P1">228 <text:s/>- <text:s/>دَقِيقٌ: tepung</text:p>
      <text:p text:style-name="P1">229 <text:s/>- <text:s/>نَدِمَ - يَنْدَمُ: menyesal</text:p>
      <text:p text:style-name="P1">230 <text:s/>- <text:s/>سُلَّمٌ: tangga</text:p>
      <text:p text:style-name="P1">231 <text:s/>- <text:s/>طَرِيقَةٌ: cara</text:p>
      <text:p text:style-name="P1">232 <text:s/>- <text:s/>ثَرِيدٌ: bubur</text:p>
      <text:p text:style-name="P1">233 <text:s/>- <text:s/>خَيْطٌ: benag</text:p>
      <text:p text:style-name="P1">234 <text:s/>- <text:s/>خَيَّطَ - يُخَيِّطُ: menjahit</text:p>
      <text:p text:style-name="P1">235 <text:s/>- <text:s/>اِنْتَقَلَ - يَنْتَقِلُ: pindah</text:p>
      <text:p text:style-name="P1">236 <text:s/>- <text:s/>أَنْقَلَ - يُنْقِلُ: memindahkan</text:p>
      <text:p text:style-name="P1">237 <text:s/>- <text:s/>لُعَابٌ: ludah</text:p>
      <text:p text:style-name="P1">238 <text:s/>- <text:s/>بُصَاقٌ: dahak</text:p>
      <text:p text:style-name="P1">239 <text:s/>- <text:s/>مُخَاطٌ: ingus</text:p>
      <text:p text:style-name="P1">240 <text:s/>- <text:s/>دَيْنٌ: hutang</text:p>
      <text:p text:style-name="P1">241 <text:s/>- <text:s/>دَانَ - يَدِينُ: berhutang</text:p>
      <text:p text:style-name="P1">242 <text:s/>- <text:s/>سَجَّلَ - يُسَجِّلُ: merekam</text:p>
      <text:p text:style-name="P1">243 <text:s/>- <text:s/>حَنَقَ - يَحْنَقُ مِنْ: mengambek</text:p>
      <text:p text:style-name="P1">244 <text:s/>- <text:s/>شَعَرَ - يَشْعُرُ: merasakan</text:p>
      <text:p text:style-name="P1">245 <text:s/>- <text:s/>أُنْبُوبَةٌ: pipa</text:p>
      <text:p text:style-name="P1">246 <text:s/>- <text:s/>صُدَاعٌ: pusing</text:p>
      <text:p text:style-name="P1">247 <text:s/>- <text:s/>سُعِالٌ: batuk</text:p>
      <text:p text:style-name="P1">248 <text:s/>- <text:s/>حَمَّلَ - يُحَمِّلُ: men-download</text:p>
      <text:p text:style-name="P1">249 <text:s/>- <text:s/>نَصَبَ - يَنْصِبُ: meng-install</text:p>
      <text:p text:style-name="P1">250 <text:s/>- <text:s/>شَحَنَ - يَشْحَنُ: menge-cas</text:p>
      <text:p text:style-name="P1">251 <text:s/>- <text:s/>زَرَعَ - يَزْرَعُ: menanam</text:p>
      <text:p text:style-name="P1">252 <text:s/>- <text:s/>حَصَدَ - يَحْصُدُ: memanen</text:p>
      <text:p text:style-name="P1">253 <text:s/>- <text:s/>تَبَعْثَرَ - يَتَبَعْثَرُ: berserakan</text:p>
      <text:p text:style-name="P1">254 <text:s/>- <text:s/>بَعْثَرَ - يُبَعْثِرُ: menyerakkan</text:p>
      <text:p text:style-name="P1">255 <text:s/>- <text:s/>فَائِدةُ: manfaat</text:p>
      <text:p text:style-name="P1">256 <text:s/>- <text:s/>سَعَى – يَسْعَى: berusaha</text:p>
      <text:p text:style-name="P1">257 <text:s/>- <text:s/>فَهِمَ - يَفْهَمُ: memahami</text:p>
      <text:p text:style-name="P1">258 <text:s/>- <text:s/>كَهْرُبَائِيٌّ: listrik</text:p>
      <text:p text:style-name="P1">259 <text:s/>- <text:s/>اِنْقَطَعَ - يَنْقَطِعُ: putus / terpotong</text:p>
      <text:p text:style-name="P1">260 <text:s/>- <text:s/>اِنْطَفَأَ - يَنْطَفِؤُ: padam</text:p>
      <text:p text:style-name="P1"/>
      <text:p text:style-name="P1"/>
      <text:p text:style-name="P1"/>
      <text:p text:style-name="P1"/>
      <text:p text:style-name="P1">-----------------التهنيةُ----------------</text:p>
      <text:p text:style-name="P1">261 <text:s/>- <text:s/>siang : <text:s/></text:p>
      <text:p text:style-name="P1"><text:s/>سَعِيدٌ مُبَارَكٌ <text:s/>→ نَهَارُكَ السَّعِيدُ</text:p>
      <text:p text:style-name="P1"/>
      <text:p text:style-name="P1">262 <text:s/>- <text:s/>malam : </text:p>
      <text:p text:style-name="P1">سَعِيدٌ مُبَارَكٌ → لَيْلَتُكَ السَعِيدُ</text:p>
      <text:p text:style-name="P1"/>
      <text:p text:style-name="P1">263 <text:s/>- <text:s/>menyambut: </text:p>
      <text:p text:style-name="P1">أهْلاً بِكَ → أهٌلاً وَسَهْلاً وَمَرْهَبًا</text:p>
      <text:p text:style-name="P1"/>
      <text:p text:style-name="P1">264 <text:s/>- <text:s/>selamat: </text:p>
      <text:p text:style-name="P1">هَنَّأكَ اللَّه → هَنِيئًا</text:p>
      <text:p text:style-name="P1"><text:s/>اللَّه يُبَارِكُ فِيكَ → مُبَارَك</text:p>
      <text:p text:style-name="P1">265 <text:s/>- <text:s/>berpisah: </text:p>
      <text:p text:style-name="P1">فِي أمَانِ اللَّه → مَعَ السَلَامَةِ</text:p>
      <text:p text:style-name="P1">إلَى اللِقَاءِ → رَافَقَتْكَ السَّلَامَةُ</text:p>
      <text:p text:style-name="P1"/>
      <text:p text:style-name="P1">266 <text:s/>- <text:s/>setelah tidur:</text:p>
      <text:p text:style-name="P1"><text:s/>صَحَّ اللَّه بَدَنَكَ → صَحَّ النَّومُ</text:p>
      <text:p text:style-name="P1">-----------------------------------------</text:p>
      <text:p text:style-name="P1"/>
      <text:p text:style-name="P1"/>
      <text:p text:style-name="P1">267 <text:s/>- <text:s/>ألْصَقَ - يُلْصِقُ: menempelkan</text:p>
      <text:p text:style-name="P1">268 <text:s/>- <text:s/>مَجَلَّةٌ حَائِطِيَّةٌ: mading</text:p>
      <text:p text:style-name="P1">269 <text:s/>- <text:s/>تَوْقِيعٌ: tanda tangan</text:p>
      <text:p text:style-name="P1">270 <text:s/>- <text:s/>دَبَّاسَةٌ: klip</text:p>
      <text:p text:style-name="P1">271 <text:s/>- <text:s/>غِلَاَفٌ: sampul</text:p>
      <text:p text:style-name="P1">272 <text:s/>- <text:s/>اِسْتَخَفَّ - يَسْتَخِفُّ: menghinakan</text:p>
      <text:p text:style-name="P1">273 <text:s/>- <text:s/>أَهْمَلَ - يُهْمِلُ: mengabaikan</text:p>
      <text:p text:style-name="P1">274 <text:s/>- <text:s/>غَرِقَ -يَغْرَقُ: tenggelam</text:p>
      <text:p text:style-name="P1">275 <text:s/>- <text:s/>بُحَيْرَةٌ: danau</text:p>
      <text:p text:style-name="P1">276 <text:s/>- <text:s/>أَخْبَأَ <text:s/>- يُخْبِئُ: menyembunyikan</text:p>
      <text:p text:style-name="P1">277 <text:s/>- <text:s/>اِخْتَبَأَ - يَخْتَبِئُ: bersembunyi</text:p>
      <text:p text:style-name="P1">278 <text:s/>- <text:s/>أَزْعَجَ - يُزْعِجُ: mengganggu</text:p>
      <text:p text:style-name="P1">279 <text:s/>- <text:s/>نَجَّارُ: tukang kayu / mebel</text:p>
      <text:p text:style-name="P1">280 <text:s/>- <text:s/>بَنَّاءُ : tukang bangunan</text:p>
      <text:p text:style-name="P1">281 <text:s/>- <text:s/>اِضْطَرَّ - مُضْطَرٌّ : terpaksa</text:p>
      <text:p text:style-name="P1"/>
      <text:p text:style-name="P1"><text:soft-page-break/>282 <text:s/>- <text:s/>اِشْتَرَكَ - يَشْتَرِكُ : ikut serta / </text:p>
      <text:p text:style-name="P1"><text:tab/><text:tab/>berlangganan</text:p>
      <text:p text:style-name="P1">283 <text:s/>- <text:s/>شَوَى – يَشْوِي: memanggang</text:p>
      <text:p text:style-name="P1">284 <text:s/>- <text:s/>تَكَبَّرَ - يَتَكَبَّرُ: sombong</text:p>
      <text:p text:style-name="P1">285 <text:s/>- <text:s/>غَنَّى – يُغَنِّي: bernyanyi</text:p>
      <text:p text:style-name="P1">286 <text:s/>- <text:s/>رَافَقَ - يُرَافِقُ: menemani</text:p>
      <text:p text:style-name="P1">287 <text:s/>- <text:s/>فَيَضَانٌ: banjir</text:p>
      <text:p text:style-name="P1">288 <text:s/>- <text:s/>وَثَبَ - يَثِبُ: locat</text:p>
      <text:p text:style-name="P1">289 <text:s/>- <text:s/>فَانِلَةٌ: baju kaus</text:p>
      <text:p text:style-name="P1">290 <text:s/>- <text:s/>مَشَطَ - يَمْشُطُ: menyisir</text:p>
      <text:p text:style-name="P1">291 <text:s/>- <text:s/>مُشْطٌ: sisir</text:p>
      <text:p text:style-name="P1">292 <text:s/>- <text:s/>قَبَضَ - يَقْبِضُ: menangkap</text:p>
      <text:p text:style-name="P1">293 <text:s/>- <text:s/>سَهِرَ - يَسْهَرُ: begadang</text:p>
      <text:p text:style-name="P1">294 <text:s/>- <text:s/>ُّقَصَّ - يَقِص: berkisah / meng<text:tab/><text:tab/>gunting</text:p>
      <text:p text:style-name="P1">295 <text:s/>- <text:s/>أَشَارَ - يُشِيرُ: menunjukkan</text:p>
      <text:p text:style-name="P1">296 <text:s/>- <text:s/>نَشَأَ - يَنْشَأُ: tumbuh besar</text:p>
      <text:p text:style-name="P1">297 <text:s/>- <text:s/>نَظَّارَةٌ: kacamata</text:p>
      <text:p text:style-name="P1">298 <text:s/>- <text:s/>أَرْنَبٌ: kelinci</text:p>
      <text:p text:style-name="P1">299 <text:s/>- <text:s/>فُولٌ: kacang</text:p>
      <text:p text:style-name="P1">300 <text:s/>- <text:s/>اِنْفَجَرَ <text:s/>- يَنْفَجِرُ: meledak</text:p>
      <text:p text:style-name="P1">301 <text:s/>- <text:s/>فَاضَ - يَفِيضُ: melimpah</text:p>
      <text:p text:style-name="P1">302 <text:s/>- <text:s/>أَدْهَشَ - يُدْهِشُ: mengejutkan</text:p>
      <text:p text:style-name="P1">303 <text:s/>- <text:s/>تَعَجَّبَ - يَتَعَجَّبُ: terkejut</text:p>
      <text:p text:style-name="P1">304 <text:s/>- <text:s/>وَلَدَ - يَلِدُ: melahirkan</text:p>
      <text:p text:style-name="P1">305 <text:s/>- <text:s/>دَفَنَ - يَدْفُنُ: menguburkan</text:p>
      <text:p text:style-name="P1">306 <text:s/>- <text:s/>شَلَاَّلَةٌ: air terjun</text:p>
      <text:p text:style-name="P1">307 <text:s/>- <text:s/>سَالَ - يَسِيلُ: mengalir</text:p>
      <text:p text:style-name="P1">308 <text:s/>- <text:s/>مُصَادَفَةٌ \ صُدْفَةٌ : tidak sengaja</text:p>
      <text:p text:style-name="P1">309 <text:s/>- <text:s/>عَمْدٌ \ قَصْدٌ: sengaja</text:p>
      <text:p text:style-name="P1">310 <text:s/>- <text:s/>خَرْخَرَ - يُخَرْخِرُ: berdengkur</text:p>
      <text:p text:style-name="P1">311 <text:s/>- <text:s/>نَكَصَ <text:s/>-ينْكُصُ: lompat ke </text:p>
      <text:p text:style-name="P1"><text:tab/><text:tab/> <text:s text:c="2"/>belakang / salto</text:p>
      <text:p text:style-name="P1">312 <text:s/>- <text:s/>بَدَا – يَبْدُو: tampaknya … </text:p>
      <text:p text:style-name="P1"><text:s/>→ يَبْدُو أنَّك مَرِيْض <text:s/>- tampaknya </text:p>
      <text:p text:style-name="P1"><text:tab/><text:tab/><text:tab/>kamu sakit</text:p>
      <text:p text:style-name="P1">313 <text:s/>- <text:s/>أبَدَا – يُبْدِي: menampakkan</text:p>
      <text:p text:style-name="P1">314 <text:s/>- <text:s/>اِعْتَرَفَ - يَعْتَرِفُ: mengaku</text:p>
      <text:p text:style-name="P1">315 <text:s/>- <text:s/>تَعَوَّدَ - يَتَعَوَّدُ: terbiasa</text:p>
      <text:p text:style-name="P1">316 <text:s/>- <text:s/>مَصَّ - يَمُصُّ: menghisap</text:p>
      <text:p text:style-name="P1">317 <text:s/>- <text:s/>قَبَّلَ - يُقَبِّلُ: mencium</text:p>
      <text:p text:style-name="P1">318 <text:s/>- <text:s/>مُزِيلٌ / طَامِسٌ: tipe-x</text:p>
      <text:p text:style-name="P1">319 <text:s/>- <text:s/>صَمْغٌ: lem</text:p>
      <text:p text:style-name="P1">320 <text:s/>- <text:s/>شِرِّيرٌ: nakal</text:p>
      <text:p text:style-name="P1">321 <text:s/>- <text:s/>مُهَرِّجٌ: pelawak / komedian</text:p>
      <text:p text:style-name="P1">322 <text:s/>- <text:s/>هَرَّجَ - يُهَرِّجُ: melawak</text:p>
      <text:p text:style-name="P1">323 <text:s/>- <text:s/>يَئِسَ - يَيْأَسُ: putus asa</text:p>
      <text:p text:style-name="P1">324 <text:s/>- <text:s/>فَشِلْ - يَفْشِلُ: gagal</text:p>
      <text:p text:style-name="P1">325 <text:s/>- <text:s/>خَجَلَ - يَخْجَلُ: malu </text:p>
      <text:p text:style-name="P1">(tidak pada tempatnya)</text:p>
      <text:p text:style-name="P1">326 <text:s/>- <text:s/>اِسْتَحْيَا – يَسْتَحْيِى: malu</text:p>
      <text:p text:style-name="P1">327 <text:s/>- <text:s/>احْتَفَلَ - يَحْتَفِل: merayakan</text:p>
      <text:p text:style-name="P1">328 <text:s/>- <text:s/>ضَيَّعَ - يُضَيِّعُ: menghilangkan</text:p>
      <text:p text:style-name="P1">329 <text:s/>- <text:s/>طَرَقَ - يَطْرُقُ: mengetuk</text:p>
      <text:p text:style-name="P1">330 <text:s/>- <text:s/>ضَغَطَ - يَضْغِطُ: menekan</text:p>
      <text:p text:style-name="P1">331 <text:s/>- <text:s/>زِرٌّ: tombol</text:p>
      <text:p text:style-name="P1">332 <text:s/>- <text:s/>بَلَعَ - يَبْلَعُ: menelan</text:p>
      <text:p text:style-name="P1">333 <text:s/>- <text:s/>رَقَصَ - يَرْقُصُ: <text:s/>menari</text:p>
      <text:p text:style-name="P1">334 <text:s/>- <text:s/>قَرَصَ - يَقْرُصُ: mencubit</text:p>
      <text:p text:style-name="P1">335 <text:s/>- <text:s/>قَاسَ - يَقِيسُ: mengukur</text:p>
      <text:p text:style-name="P1">336 <text:s/>- <text:s text:c="2"/>كالَ - يَكِيلُ \ وَزَنَ - يَزِنُ: menimbang</text:p>
      <text:p text:style-name="P1">337 <text:s/>- <text:s/>قَلَّبَ - يُقَلِّبُ: membalikkan</text:p>
      <text:p text:style-name="P1">338 <text:s/>- <text:s/>حَصَلَ - يَحْصُلُ: sampai</text:p>
      <text:p text:style-name="P1">339 <text:s/>- <text:s/>أحَاطَ - يُحِيطُ: mengepung / <text:tab/>mengelingi</text:p>
      <text:p text:style-name="P1">340 <text:s/>- <text:s/>جَاكِتَةٌ: jaket</text:p>
      <text:p text:style-name="P1">341 <text:s/>- <text:s text:c="2"/>قَفْقَفَ - يُقَفْقِفُ / <text:s/>اِرْتَعَدَ - يَرْتَعِدُ: <text:tab/>meng<text:tab/>gigil</text:p>
      <text:p text:style-name="P1">342 <text:s/>- <text:s/>أَجَّلَ - يُأجِّلُ: menunda</text:p>
      <text:p text:style-name="P1">343 <text:s/>- <text:s/>عَرُوسٌ: <text:s/>pengantin (pr.)</text:p>
      <text:p text:style-name="P1">344 <text:s/>- <text:s/>عَرِيسٌ: pengantin (lk.)</text:p>
      <text:p text:style-name="P1">345 <text:s/>- <text:s/>طَارَدَ -يُطَارِدُ: mengejar</text:p>
      <text:p text:style-name="P1">346 <text:s/>- <text:s/>ثُعْبَانٌ: ular</text:p>
      <text:p text:style-name="P1">347 <text:s/>- <text:s/>تَبَرَّجَ - يَتَبَرَّجُ: berdandan</text:p>
      <text:p text:style-name="P1">348 <text:s/>- <text:s/>أَسْرَفَ - يُسْرِفُ: boros</text:p>
      <text:p text:style-name="P1">349 <text:s/>- <text:s/>شَجَّعَ - يُشَجِّعُ: berani</text:p>
      <text:p text:style-name="P1">350 <text:s/>- <text:s/>هَاجَمَ - يُهَاجِمُ: menyerang</text:p>
      <text:p text:style-name="P1">351 <text:s/>- <text:s/>رَاوَدَ - يُرَاوِدُ: menggoda</text:p>
      <text:p text:style-name="P1">352 <text:s/>- <text:s/>دَافَعَ - يُدَافِعُ: bertahan</text:p>
      <text:p text:style-name="P1">353 <text:s/>- <text:s/>تَسَلَّقَ - يَتَسَلَّقُ: memanjat</text:p>
      <text:p text:style-name="P1"><text:soft-page-break/>354 <text:s/>- <text:s/>دَقَّ - يَدِقَُّ: berdetak / berdetik</text:p>
      <text:p text:style-name="P1">355 <text:s/>- <text:s/>رَنَّ - يَرِنُّ: berdering</text:p>
      <text:p text:style-name="P1">356 <text:s/>- <text:s/>خَدَعَ - يَخْدَعُ: menipu</text:p>
      <text:p text:style-name="P1">357 <text:s/>- <text:s/>أَلِّفَ - يُألِّف: menulis buku</text:p>
      <text:p text:style-name="P1">358 <text:s/>- <text:s/>طَبَعَ - يَطْبَعُ: mencetak</text:p>
      <text:p text:style-name="P1">359 <text:s/>- <text:s/>رَاقَبَ - يُرَاقِبُ: mengawasi</text:p>
      <text:p text:style-name="P1">360 <text:s/>- <text:s/>رَجَا – يَرْجُو: berharap</text:p>
      <text:p text:style-name="P1">361 <text:s/>- <text:s/>هَرَبَ - يَهْرُبُ: cabut / kabur</text:p>
      <text:p text:style-name="P1">362 <text:s/>- <text:s/>سَجَّنَ - يُسَجِّنُ: mengurung</text:p>
      <text:p text:style-name="P1">363 <text:s/>- <text:s/>أضَاعَ - يُضِيعُ: menghilangkan</text:p>
      <text:p text:style-name="P1">364 <text:s/>- <text:s/>أضَاءَ - يُضِيءُ: menerangi</text:p>
      <text:p text:style-name="P1">365 <text:s/>- <text:s/>عَفَا – يَعْفُو: memaafkan</text:p>
      <text:p text:style-name="P1">366 <text:s/>- <text:s/>اِسْتَعْفَا – يَسْتَعْفُو: meminta maaf</text:p>
      <text:p text:style-name="P1">367 <text:s/>- <text:s/>اِتَّحَدَ - يَتَّحِدُ: bersatu</text:p>
      <text:p text:style-name="P1">368 <text:s/>- <text:s text:c="2"/>اِسْتَوْلَى – يَسْتَوْلِي عَلَى: <text:tab/>menaklukkan</text:p>
      <text:p text:style-name="P1">369 <text:s/>- <text:s/>لَفَّفَ - يُلَفِّفُ: menggulung</text:p>
      <text:p text:style-name="P1">370 <text:s/>- <text:s/>كَعْكٌ: kue</text:p>
      <text:p text:style-name="P1">371 <text:s/>- <text:s/>بَسَطَ - يَبْسُطُ: membentangkan</text:p>
      <text:p text:style-name="P1">372 <text:s/>- <text:s/>تَسَرَّبَ - يَتَسَرَّبُ: bocor</text:p>
      <text:p text:style-name="P1">373 <text:s/>- <text:s/>سَدَّ - يَسُدُّ: menambal</text:p>
      <text:p text:style-name="P1">374 <text:s/>- <text:s/>مَسْدُودٌ: tersumbat / ditambal</text:p>
      <text:p text:style-name="P1">375 <text:s/>- <text:s/>وَقَعَ - يَقَعُ: duduk (untuk unta) /</text:p>
      <text:p text:style-name="P1"><text:tab/><text:tab/> <text:s text:c="3"/>terjerumus /</text:p>
      <text:p text:style-name="P1"><text:tab/><text:tab/> <text:s text:c="3"/>terjadi /</text:p>
      <text:p text:style-name="P1"><text:tab/><text:tab/> <text:s text:c="3"/><text:span text:style-name="T1">terletak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KacstLetter" svg:font-family="KacstLetter" style:font-pitch="variable"/>
    <style:font-face style:name="KacstNaskh" svg:font-family="KacstNaskh" style:font-pitch="variable"/>
    <style:font-face style:name="KacstOne" svg:font-family="KacstOne" style:font-pitch="variable"/>
    <style:font-face style:name="KacstPen" svg:font-family="KacstPen" style:font-pitch="variable"/>
    <style:font-face style:name="aakar" svg:font-family="aakar" style:font-pitch="variable"/>
    <style:font-face style:name="Arial" svg:font-family="Arial" style:font-family-generic="roman" style:font-pitch="variable"/>
    <style:font-face style:name="Droid Arabic Naskh" svg:font-family="'Droid Arabic Naskh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Arial1" svg:font-family="Arial" style:font-family-generic="system" style:font-pitch="variable"/>
    <style:font-face style:name="Droid Arabic Naskh1" svg:font-family="'Droid Arabic Naskh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true" style:font-name-asian="SimSun" style:font-size-asian="10pt" style:language-asian="zh" style:country-asian="CN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0pt" fo:language="en" fo:country="US" style:letter-kerning="true" style:font-name-asian="SimSun" style:font-size-asian="10pt" style:language-asian="zh" style:country-asian="CN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letter-kerning="true" style:font-name-asian="SimSun" style:font-family-asian="SimSun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Droid Sans Devanagari" style:font-family-complex="'Droid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Droid Sans Devanagari" style:font-family-complex="'Droid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.0417in" loext:contextual-spacing="false" fo:keep-together="always" fo:keep-with-next="always"/>
      <style:text-properties style:font-name="Arial" fo:font-family="Arial" style:font-family-generic="roman" style:font-pitch="variable" fo:font-size="18pt" fo:font-weight="bold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2" style:display-name="Heading 2" style:family="paragraph" style:parent-style-name="Heading_20_1" style:next-style-name="Standard" style:default-outline-level="2" style:list-style-name="" style:class="text">
      <style:text-properties fo:font-size="16pt" style:font-size-asian="16pt" style:font-size-complex="16pt"/>
    </style:style>
    <style:style style:name="Heading_20_3" style:display-name="Heading 3" style:family="paragraph" style:parent-style-name="Heading_20_2" style:next-style-name="Standard" style:default-outline-level="3" style:list-style-name="" style:class="text">
      <style:text-properties fo:font-size="14pt" style:font-size-asian="14pt" style:font-size-complex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12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4T09:28:33</meta:creation-date>
    <dc:language>en-US</dc:language>
    <dc:date>2021-04-08T06:52:02.526794521</dc:date>
    <meta:editing-cycles>211</meta:editing-cycles>
    <meta:editing-duration>PT8H25M45S</meta:editing-duration>
    <meta:generator>LibreOffice/6.4.6.2$Linux_X86_64 LibreOffice_project/40$Build-2</meta:generator>
    <meta:document-statistic meta:table-count="0" meta:image-count="0" meta:object-count="0" meta:page-count="6" meta:paragraph-count="397" meta:word-count="2077" meta:character-count="10328" meta:non-whitespace-character-count="7789"/>
    <meta:user-defined meta:name="AppVersion">15.0000</meta:user-defined>
  </office:meta>
</office:document-meta>
</file>